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leit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93.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5.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6.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0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0.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10.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96.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8.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97.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12.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2.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8.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77.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2.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11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15.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94.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14.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100.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18.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7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4.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8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08.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80.2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21:47:19.578000000</meta:creation-date>
    <dc:date>2023-12-13T22:59:24.794000000</dc:date>
    <meta:editing-duration>PT3M16S</meta:editing-duration>
    <meta:editing-cycles>1</meta:editing-cycles>
    <meta:document-statistic meta:table-count="1" meta:cell-count="104" meta:object-count="0"/>
    <meta:generator>LibreOffice/7.5.5.2$Windows_X86_64 LibreOffice_project/ca8fe7424262805f223b9a2334bc7181abbcbf5e</meta:generator>
  </office:meta>
</office:document-meta>
</file>